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8.57cm" svg:height="8.572cm" svg:x="6.21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572cm" svg:height="8.572cm" svg:x="7.928cm" svg:y="6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572cm" svg:height="8.572cm" svg:x="4.5cm" svg:y="6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57cm" svg:height="8.572cm" svg:x="6.21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572cm" svg:height="8.572cm" svg:x="7.928cm" svg:y="19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572cm" svg:height="8.572cm" svg:x="4.5cm" svg:y="19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2.91cm" svg:height="15.491cm" svg:x="4.01cm" svg:y="1.159cm">
          <draw:text-box>
            <text:p text:style-name="P1"><text:span text:style-name="T1">色の三原色</text:span>（いろのさんげんしょく）</text:p>
            <text:p text:style-name="P1"/>
            <text:p text:style-name="P1"/>
            <text:p text:style-name="P1"/>
            <text:p text:style-name="P1">赤</text:p>
            <text:p text:style-name="P1"/>
            <text:p text:style-name="P1"/>
            <text:p text:style-name="P1"/>
            <text:p text:style-name="P1"/>
            <text:p text:style-name="P1">橙　　　　　　　　　　　　　紫</text:p>
            <text:p text:style-name="P1"/>
            <text:p text:style-name="P1">黒</text:p>
            <text:p text:style-name="P1"/>
            <text:p text:style-name="P1"/>
            <text:p text:style-name="P1">黄　　　　　　　　　　　　　　　　青</text:p>
            <text:p text:style-name="P1"/>
            <text:p text:style-name="P1">緑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draw:frame draw:style-name="gr2" draw:layer="layout" svg:width="13.49cm" svg:height="11.046cm" svg:x="3.71cm" svg:y="15.354cm">
          <draw:text-box>
            <text:p text:style-name="P1"><text:span text:style-name="T1">光の三原色</text:span>（ひかりのさんげんしょく）</text:p>
            <text:p text:style-name="P1"/>
            <text:p text:style-name="P1"/>
            <text:p text:style-name="P1"/>
            <text:p text:style-name="P1">赤</text:p>
            <text:p text:style-name="P1"/>
            <text:p text:style-name="P1"/>
            <text:p text:style-name="P1"/>
            <text:p text:style-name="P1">　黄　　　　　　　　　　　マゼンタ</text:p>
            <text:p text:style-name="P1"/>
            <text:p text:style-name="P1">白</text:p>
            <text:p text:style-name="P1"/>
            <text:p text:style-name="P1"/>
            <text:p text:style-name="P1">緑　　　　　　　　　　　　　　　　青</text:p>
            <text:p text:style-name="P1"/>
            <text:p text:style-name="P1">空色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4T18:12:19.68</meta:creation-date>
    <meta:print-date>2014-04-20T07:59:32</meta:print-date>
    <dc:date>2014-04-26T09:31:43.92</dc:date>
    <meta:editing-duration>P6DT1H38M56S</meta:editing-duration>
    <meta:editing-cycles>2</meta:editing-cycles>
    <meta:generator>LibreOffice/3.4$Win32 LibreOffice_project/340m1$Build-203</meta:generator>
    <meta:document-statistic meta:object-count="8"/>
  </office:meta>
</office:document-meta>
</file>